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8 – Registrar Usuario</text:p>
      <text:p text:style-name="P1"><draw:ellipse text:anchor-type="paragraph" draw:z-index="0" draw:style-name="gr1" draw:text-style-name="P12" svg:width="0.927cm" svg:height="0.768cm" svg:x="5.364cm" svg:y="0.714cm"><text:p/></draw:ellipse><draw:line text:anchor-type="paragraph" draw:z-index="2" draw:style-name="gr1" draw:text-style-name="P12" svg:x1="4.544cm" svg:y1="0.794cm" svg:x2="4.544cm" svg:y2="1.588cm"><text:p/></draw:line></text:p>
      <text:p text:style-name="P3"><draw:line text:anchor-type="paragraph" draw:z-index="1" draw:style-name="gr1" draw:text-style-name="P12" svg:x1="5.364cm" svg:y1="0.189cm" svg:x2="4.544cm" svg:y2="0.189cm"><text:p/></draw:line>Clase Interfaz <text:s text:c="4"/></text:p>
      <text:p text:style-name="P3"/>
      <text:p text:style-name="P3"/>
      <text:list xml:id="list123521415" text:style-name="L1">
        <text:list-item>
          <text:p text:style-name="P7">Registración</text:p>
          <text:list>
            <text:list-item>
              <text:list>
                <text:list-header>
                  <text:p text:style-name="P9">Presentación de página para registración de nuevo usuario (Formulario).</text:p>
                </text:list-header>
              </text:list>
            </text:list-item>
          </text:list>
        </text:list-item>
      </text:list>
      <text:p text:style-name="P4"><draw:line text:anchor-type="paragraph" draw:z-index="5" draw:style-name="gr1" draw:text-style-name="P12" svg:x1="6.184cm" svg:y1="0.385cm" svg:x2="6.554cm" svg:y2="0.57cm"><text:p/></draw:line><draw:line text:anchor-type="paragraph" draw:z-index="4" draw:style-name="gr1" draw:text-style-name="P12" svg:x1="6.475cm" svg:y1="0.199cm" svg:x2="6.184cm" svg:y2="0.384cm"><text:p/></draw:line><draw:ellipse text:anchor-type="paragraph" draw:z-index="3" draw:style-name="gr1" draw:text-style-name="P12" svg:width="0.927cm" svg:height="0.874cm" svg:x="5.973cm" svg:y="0.385cm"><text:p/></draw:ellipse></text:p>
      <text:p text:style-name="P3">Clase Control </text:p>
      <text:p text:style-name="P3"/>
      <text:p text:style-name="P3"/>
      <text:list xml:id="list1699000811" text:style-name="L2">
        <text:list-item>
          <text:p text:style-name="P8">Controlador de campos</text:p>
          <text:list>
            <text:list-item>
              <text:list>
                <text:list-header>
                  <text:p text:style-name="P10">Controlador de campos completos.</text:p>
                  <text:p text:style-name="P10"/>
                </text:list-header>
              </text:list>
            </text:list-item>
          </text:list>
        </text:list-item>
        <text:list-item>
          <text:p text:style-name="P8">Controlador de Usuario Existente</text:p>
          <text:p text:style-name="P8"><text:tab/><text:span text:style-name="T1">Se verifica existencia de usuario.</text:span></text:p>
          <text:p text:style-name="P10"/>
        </text:list-item>
      </text:list>
      <text:p text:style-name="P5"/>
      <text:p text:style-name="P5"/>
      <text:p text:style-name="P3"><draw:ellipse text:anchor-type="paragraph" draw:z-index="6" draw:style-name="gr1" draw:text-style-name="P12" svg:width="0.927cm" svg:height="0.874cm" svg:x="5.973cm" svg:y="0.014cm"><text:p/></draw:ellipse>Clase Entidad<text:tab/></text:p>
      <text:p text:style-name="P3"><draw:line text:anchor-type="paragraph" draw:z-index="7" draw:style-name="gr1" draw:text-style-name="P12" svg:x1="5.734cm" svg:y1="0.374cm" svg:x2="7.269cm" svg:y2="0.4cm"><text:p/></draw:line></text:p>
      <text:list xml:id="list1362593925" text:style-name="L3">
        <text:list-item>
          <text:p text:style-name="P11">Nuevo usuario</text:p>
        </text:list-item>
      </text:list>
      <text:p text:style-name="P6"><text:tab/><text:tab/><text:span text:style-name="T1">Nuevo usuario del sitio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2T09:49:30</dc:date>
    <dc:creator>Marce </dc:creator>
    <meta:editing-duration>PT31M42S</meta:editing-duration>
    <meta:editing-cycles>11</meta:editing-cycles>
    <meta:generator>LibreOffice/3.3$Linux LibreOffice_project/330m19$Build-202</meta:generator>
    <meta:document-statistic meta:table-count="0" meta:image-count="0" meta:object-count="0" meta:page-count="1" meta:paragraph-count="13" meta:word-count="53" meta:character-count="368"/>
  </office:meta>
</office:document-meta>
</file>